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1 Discussion: Looking Forward</text:h>
      <text:p text:style-name="P1">Michael Surdek posted Aug 13, 2022 11:56 AM</text:p>
      <text:p text:style-name="P1"><text:bookmark text:name="d2l_1_94_373"/></text:p>
      <text:section text:style-name="Sect1" text:name="d2l_1_96_153">
        <text:p text:style-name="P3">As this program has given me the opportunity to change careers, I am now approaching a year into my first role of using data analytics to solve business problems. I work for a company that manufactures medical devices and we have deeply explored descriptive statistics to describe historical performance and compare efficiency between production lines and various parts of the process. One of the problems that I have worked the most on is variation between shifts and how operators impact machine performance and production levels. A goal of mine now is to cluster and classify shifts, which might explain the levels of operator restraint, sub-assembly flows, machine breakdowns, and overall efficiency.</text:p>
        <text:p text:style-name="Text_20_body">The next area of modeling that will provide additional business value is predictive modeling. This might be used to analyze optimal combinations of production lines, to estimate the likelihood that a sub-assembly will become a finished product, and to predict the production level on a given shift. One of the biggest problems that needs to be solved is identifying changes in the process as soon as the happen. These can be caused by issues on parts of the machine, by certain mixes of components, or other reasons. If we were able to predict the levels of specific key performance indicators, we could then alert the engineers and technicians as soon as the predicted level reaches a certain threshold that would lead to unacceptable performance.</text:p>
        <text:p text:style-name="Text_20_body">Predictive modeling can definitely be a solution to many of the problems that arise on the production floor, but on top of the challenge of designing and developing them, it will also be challenging to ensure that they are being used as intended. The model itself does not solve the problem, it is the people who use the output to guide their decisions of where to focus and what work needs to be done. Fortunately our main stakeholder heavily advocates for our work and believes that we are headed in the right direction. Additionally, we hold regular training sessions to demonstrate the value of our tools and to make sure that the people who can enable changes know how to use them.</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8-14T12:05:22.572727801</dc:date>
    <meta:editing-duration>PT5M7S</meta:editing-duration>
    <meta:editing-cycles>7</meta:editing-cycles>
    <meta:generator>LibreOffice/6.4.7.2$Linux_X86_64 LibreOffice_project/40$Build-2</meta:generator>
    <meta:document-statistic meta:table-count="0" meta:image-count="0" meta:object-count="0" meta:page-count="1" meta:paragraph-count="5" meta:word-count="369" meta:character-count="2213" meta:non-whitespace-character-count="1849"/>
  </office:meta>
</office:document-meta>
</file>